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52f" officeooo:paragraph-rsid="0011852f"/>
    </style:style>
    <style:style style:name="T1" style:family="text">
      <style:text-properties officeooo:rsid="0024f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wpn<text:span text:style-name="T1">s</text:span>wfkfxba_1}</text:p>
      <text:p text:style-name="P1">${hilvhmalfm_1}</text:p>
      <text:p text:style-name="P1">${dfk<text:span text:style-name="T1">s</text:span>abvcjle_2}</text:p>
      <text:p text:style-name="P1">${frrjxbddwy_2}</text:p>
      <text:p text:style-name="P1">${aw<text:span text:style-name="T1">dq</text:span>mqosqvri_2}</text:p>
      <text:p text:style-name="P1">${ernotzoqta_2}</text:p>
      <text:p text:style-name="P1">${hre<text:span text:style-name="T1">1</text:span>dmevdhm_2}</text:p>
      <text:p text:style-name="P1">${sgywvbaflj_2}</text:p>
      <text:p text:style-name="P1">${yyvd<text:span text:style-name="T1">2d</text:span>bsnedw_2}</text:p>
      <text:p text:style-name="P1">${xzaojktnpt_2}</text:p>
      <text:p text:style-name="P1">${nhx<text:span text:style-name="T1">d</text:span>wkbensg_1}</text:p>
      <text:p text:style-name="P1">${rmsbjrnhpy_1}</text:p>
      <text:p text:style-name="P1">${xgp<text:span text:style-name="T1">zxc</text:span>mxgmwjm_2}</text:p>
      <text:p text:style-name="P1">${xng<text:span text:style-name="T1">as</text:span>cajefam_2}</text:p>
      <text:p text:style-name="P1">${feweeocqzq_2}</text:p>
      <text:p text:style-name="P1">${aisbxtvzwc_2}</text:p>
      <text:p text:style-name="P1">${orips<text:span text:style-name="T1">dsx</text:span>kximw_2}</text:p>
      <text:p text:style-name="P1">${bcizhckddr_1}</text:p>
      <text:p text:style-name="P1">${jafkjgytct_1}</text:p>
      <text:p text:style-name="P1">${imvxnliuek_1}</text:p>
      <text:p text:style-name="P1">${jzpdjmjynu_1}</text:p>
      <text:p text:style-name="P1">${gyniofzfwq_2}</text:p>
      <text:p text:style-name="P1">${ouo<text:span text:style-name="T1">czxc</text:span>otmmjak_2}</text:p>
      <text:p text:style-name="P1">${hicugocfzp_2}</text:p>
      <text:p text:style-name="P1">${tivdlvjebc_2}</text:p>
      <text:p text:style-name="P1">${mdjlr<text:span text:style-name="T1">vch</text:span>vfjvp_2}</text:p>
      <text:p text:style-name="P1">${xcyuxwrrln_2}</text:p>
      <text:p text:style-name="P1">${odka<text:span text:style-name="T1">fd</text:span>fcyisf_1}</text:p>
      <text:p text:style-name="P1">${nayycoholx_1}</text:p>
      <text:p text:style-name="P1">${aocwlexzkz_1}</text:p>
      <text:p text:style-name="P1">${gaoclafuyv_1}</text:p>
      <text:p text:style-name="P1">${fl<text:span text:style-name="T1">ewr</text:span>wgeylgda_1}</text:p>
      <text:p text:style-name="P1">${cqlcglxwzx_1}</text:p>
      <text:p text:style-name="P1">${vodds<text:span text:style-name="T1">qwe</text:span>idyuf_1}</text:p>
      <text:p text:style-name="P1">${p<text:span text:style-name="T1">tuty</text:span>cihfwfdmy_1}</text:p>
      <text:p text:style-name="P1">${vrrj<text:span text:style-name="T1">try</text:span>pvuotv_1}</text:p>
      <text:p text:style-name="P1">${jvckyradhg_1}</text:p>
      <text:p text:style-name="P1">${cwpyrmaggx_1}</text:p>
      <text:p text:style-name="P1">${kgizpjgiyq_1}</text:p>
      <text:p text:style-name="P1">${hp<text:span text:style-name="T1">uy</text:span>xylwcyjd_1}</text:p>
      <text:p text:style-name="P1">${kxmewkceet_1}</text:p>
      <text:p text:style-name="P1">${ss<text:span text:style-name="T1">dhdd</text:span>nrmsvcnr_1}</text:p>
      <text:p text:style-name="P1">${ykwisrgjoo_1}</text:p>
      <text:p text:style-name="P1">${phttdrrnhh_1}</text:p>
      <text:p text:style-name="P1">${pobbgjjkbt_1}</text:p>
      <text:p text:style-name="P1">${xnhk<text:span text:style-name="T1">hfg</text:span>qsbxke_1}</text:p>
      <text:p text:style-name="P1">${qwqpzzizgj_1}</text:p>
      <text:p text:style-name="P1">${oqemmxevsd_1}</text:p>
      <text:p text:style-name="P1">${mqj<text:span text:style-name="T1">dghf</text:span>qouymlw_1}</text:p>
      <text:p text:style-name="P1"><text:soft-page-break/>${wkm<text:span text:style-name="T1">sfd</text:span>gxbwosg_1}</text:p>
      <text:p text:style-name="P1">${hhdoiemoug_1}</text:p>
      <text:p text:style-name="P1">${uab<text:span text:style-name="T1">hfdgh</text:span>aifmacc_1}</text:p>
      <text:p text:style-name="P1">${rixamtplrt_1}</text:p>
      <text:p text:style-name="P1">${zztlhfvcex_1}</text:p>
      <text:p text:style-name="P1">${skawlyrjhv_1}</text:p>
      <text:p text:style-name="P1">${rvnab<text:span text:style-name="T1">a12</text:span>bbwnz_1}</text:p>
      <text:p text:style-name="P1">${imkwvsidaw_1}</text:p>
      <text:p text:style-name="P1">${nzmnmwltqi_1}</text:p>
      <text:p text:style-name="P1">${cslfconfwk_1}</text:p>
      <text:p text:style-name="P1">${ucot<text:span text:style-name="T1">s2</text:span>fzoyga_1}</text:p>
      <text:p text:style-name="P1">${tqnarchmzg_1}</text:p>
      <text:p text:style-name="P1">${veegyttogb_1}</text:p>
      <text:p text:style-name="P1">${vstztdjprl_1}</text:p>
      <text:p text:style-name="P1">${jgpm<text:span text:style-name="T1">e32</text:span>yvuxbx_1}</text:p>
      <text:p text:style-name="P1">${vsbbzreadn_1}</text:p>
      <text:p text:style-name="P1">${pxxveipblp_1}</text:p>
      <text:p text:style-name="P1">${unkzgcioji_1}</text:p>
      <text:p text:style-name="P1">${cgnpivlejb_1}</text:p>
      <text:p text:style-name="P1">${hlroxaovmf_1}</text:p>
      <text:p text:style-name="P1">${ztebx<text:span text:style-name="T1">12</text:span>pylla_1}</text:p>
      <text:p text:style-name="P1">${uhnghxlkit_1}</text:p>
      <text:p text:style-name="P1">${tcykzihnit_1}</text:p>
      <text:p text:style-name="P1">${bysyritduo_1}</text:p>
      <text:p text:style-name="P1">${vfmokyfjek_1}</text:p>
      <text:p text:style-name="P1">${tlkrjebzue_1}</text:p>
      <text:p text:style-name="P1">${uidrgwbdaa_1}</text:p>
      <text:p text:style-name="P1">${uqzeujuzdo_1}</text:p>
      <text:p text:style-name="P1">${srwifxufpf_1}</text:p>
      <text:p text:style-name="P1">${uopgvcvsyp_1}</text:p>
      <text:p text:style-name="P1">${ijhutrasom_1}</text:p>
      <text:p text:style-name="P1">${dfruqymloe_1}</text:p>
      <text:p text:style-name="P1">${uu<text:span text:style-name="T1">123fds</text:span>hawcbqpl_1}</text:p>
      <text:p text:style-name="P1">${umdctodpmv_1}</text:p>
      <text:p text:style-name="P1">${evhysopheh_1}</text:p>
      <text:p text:style-name="P1">${hpwhtezqku_1}</text:p>
      <text:p text:style-name="P1">${qdltsfeuin_1}</text:p>
      <text:p text:style-name="P1">${memznchwdj_1}</text:p>
      <text:p text:style-name="P1">${pmadvrsigd_1}</text:p>
      <text:p text:style-name="P1">${jgtsfoxjtm_1}</text:p>
      <text:p text:style-name="P1">${evewiqnvia_1}</text:p>
      <text:p text:style-name="P1">${kis<text:span text:style-name="T1">fdsa342</text:span>mxbwddf_1}</text:p>
      <text:p text:style-name="P1">${vppmxsyira_1}</text:p>
      <text:p text:style-name="P1">${awzeaoaajq_1}</text:p>
      <text:p text:style-name="P1">${xoucuoyana_1}</text:p>
      <text:p text:style-name="P1">${jwsfvujrui_1}</text:p>
      <text:p text:style-name="P1">${rgrhv<text:span text:style-name="T1">fsd1</text:span>jhtyl_1}</text:p>
      <text:p text:style-name="P1">${csvtfpvysk_1}</text:p>
      <text:p text:style-name="P1">${bcepbdxrwn_1}</text:p>
      <text:p text:style-name="P1"><text:soft-page-break/>${hmd<text:span text:style-name="T1">e</text:span>hguslmi_1}</text:p>
      <text:p text:style-name="P1">${sjdyhnumkv_1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7:01:30.049000000</meta:creation-date>
    <meta:generator>LibreOffice/7.2.2.2$Windows_X86_64 LibreOffice_project/02b2acce88a210515b4a5bb2e46cbfb63fe97d56</meta:generator>
    <dc:date>2021-12-02T11:01:23.945000000</dc:date>
    <meta:editing-duration>PT7M47S</meta:editing-duration>
    <meta:editing-cycles>8</meta:editing-cycles>
    <meta:document-statistic meta:table-count="0" meta:image-count="0" meta:object-count="0" meta:page-count="3" meta:paragraph-count="100" meta:word-count="100" meta:character-count="1587" meta:non-whitespace-character-count="1587"/>
  </office:meta>
</office:document-meta>
</file>